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style:style style:name="Tablef5781599719134215347.1" style:family="table-column">
      <style:table-column-properties style:rel-column-width="24775*"/>
    </style:style>
    <style:style style:name="Tablef5781599719134215347.2" style:family="table-column">
      <style:table-column-properties style:rel-column-width="40758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f5781599719134215347" table:style-name="podTable">
        <table:table-column table:style-name="Tablef5781599719134215347.1"/>
        <table:table-column table:style-name="Tablef5781599719134215347.2"/>
        <table:table-row>
          <table:table-cell table:style-name="podCell">
            <text:p text:style-name="podCellContent">Default cell style</text:p>
          </table:table-cell>
          <table:table-cell table:style-name="podCell">
            <text:p text:style-name="podCellContent">This should also get the default cell style</text:p>
          </table:table-cell>
        </table:table-row>
        <table:table-row>
          <table:table-cell table:style-name="podCell">
            <text:p text:style-name="podCellContent">First line</text:p>
            <text:p text:style-name="podCellContent">Second line</text:p>
          </table:table-cell>
          <table:table-cell table:style-name="podCell">
            <text:p text:style-name="Signature">Must get style Signature</text:p>
          </table:table-cell>
        </table:table-row>
        <table:table-row>
          <table:table-cell table:style-name="podCell">
            <text:p text:style-name="podCellContent">Para1</text:p>
            <text:p text:style-name="podCellContent"><text:span>Para2</text:span></text:p>
            <text:p text:style-name="podCellContent">Para3</text:p>
            <text:p text:style-name="podCellContent"/>
          </table:table-cell>
          <table:table-cell table:style-name="podCell">
            <text:p text:style-name="podCellContent">Para1</text:p>
            <text:p text:style-name="podCellContent">Para2</text:p>
            <text:p text:style-name="podCellContent">Para3</text:p>
            <text:p text:style-name="podCellContent">Para4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  <dc:title>xhtmlPIntoTds</dc:title>
  </office:meta>
</office:document-meta>
</file>